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9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.7000007629395pt" style:font-size-asian="26.7000007629395pt" style:font-size-complex="26.7000007629395pt"/>
    </style:style>
    <style:style style:name="P8" style:family="paragraph">
      <style:paragraph-properties fo:margin-left="0cm" fo:margin-right="0cm" fo:margin-top="0cm" fo:margin-bottom="0.415cm" fo:text-indent="0cm"/>
    </style:style>
    <style:style style:name="P9" style:family="paragraph">
      <style:text-properties fo:background-color="#ffff00"/>
    </style:style>
    <style:style style:name="P10" style:family="paragraph">
      <style:text-properties fo:background-color="#ff0000"/>
    </style:style>
    <style:style style:name="P11" style:family="paragraph">
      <style:paragraph-properties fo:text-align="star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Courier New1" fo:font-weight="bold" style:font-weight-asian="bold" style:font-weight-complex="bold"/>
    </style:style>
    <style:style style:name="T5" style:family="text">
      <style:text-properties fo:font-size="26.7000007629395pt" style:font-size-asian="26.7000007629395pt" style:font-size-complex="26.7000007629395pt"/>
    </style:style>
    <style:style style:name="T6" style:family="text">
      <style:text-properties fo:font-size="26.7000007629395pt" fo:background-color="#ffff00" style:font-size-asian="26.7000007629395pt" style:font-size-complex="26.7000007629395pt"/>
    </style:style>
    <style:style style:name="T7" style:family="text">
      <style:text-properties fo:font-size="26.7000007629395pt" fo:background-color="#ff950e" style:font-size-asian="26.7000007629395pt" style:font-size-complex="26.7000007629395pt"/>
    </style:style>
    <style:style style:name="T8" style:family="text">
      <style:text-properties fo:color="#000000" loext:opacity="100%" fo:font-size="26.7000007629395pt" fo:background-color="#ff3333" style:font-size-asian="26.7000007629395pt" style:font-size-complex="26.7000007629395pt"/>
    </style:style>
    <style:style style:name="T9" style:family="text">
      <style:text-properties style:font-name="Liberation Sans2" fo:font-weight="normal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background-color="#ff950e"/>
    </style:style>
    <style:style style:name="T12" style:family="text">
      <style:text-properties fo:background-color="#ff0000"/>
    </style:style>
    <style:style style:name="T13" style:family="text">
      <style:text-properties style:font-name="Courier New1" fo:font-size="26.7000007629395pt" fo:font-weight="bold" style:font-size-asian="26.7000007629395pt" style:font-weight-asian="bold" style:font-size-complex="26.7000007629395pt" style:font-weight-complex="bold"/>
    </style:style>
    <style:style style:name="T14" style:family="text">
      <style:text-properties style:font-name="Liberation Sans2" fo:font-size="26.7000007629395pt" fo:font-weight="normal" style:font-size-asian="26.7000007629395pt" style:font-weight-asian="normal" style:font-size-complex="26.7000007629395pt" style:font-weight-complex="normal"/>
    </style:style>
    <style:style style:name="T15" style:family="text">
      <style:text-properties style:font-name="Courier new" fo:font-size="26.7000007629395pt" fo:font-weight="bold" style:font-size-asian="26.7000007629395pt" style:font-weight-asian="bold" style:font-size-complex="26.700000762939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Kernel</text:span><text:span text:style-name="T1"><text:line-break/></text:span><text:span text:style-name="T1">Locking Engineering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2">Daniel Vetter, Intel SATG</text:span></text:p>
            <text:p><text:span text:style-name="T2">ELCE 2023, Prag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Why?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0+ years of kernel maintainering in graphics</text:p>
              </text:list-item>
              <text:list-item>
                <text:p>lots of drivers, lots of locking rearchitecting</text:p>
              </text:list-item>
              <text:list-item>
                <text:p>unfortunately lots of bad 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lso as Articles ...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Locking Engineering Principles: <text:a xlink:href="https://blog.ffwll.ch/2022/07/locking-engineering.html" xlink:type="simple">https://blog.ffwll.ch/2022/07/locking-engineering.html</text:a></text:p>
              </text:list-item>
              <text:list-item>
                <text:p>Locking Engineering Hierachy: <text:a xlink:href="https://blog.ffwll.ch/2022/08/locking-hierarchy.html" xlink:type="simple">https://blog.ffwll.ch/2022/08/locking-hierarchy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Priorities in Locking Engineering</text:p>
          </draw:text-box>
        </draw:frame>
        <draw:frame presentation:style-name="pr5" draw:text-style-name="P5" draw:layer="layout" svg:width="19.999cm" svg:height="8.311cm" svg:x="6.6cm" svg:y="5.489cm" presentation:class="outline" presentation:user-transformed="true">
          <draw:text-box>
            <text:list text:style-name="L4">
              <text:list-item>
                <text:p><text:span text:style-name="T3">Make it Simple</text:span></text:p>
              </text:list-item>
              <text:list-item>
                <text:p><text:span text:style-name="T3">Make it Correct</text:span></text:p>
              </text:list-item>
              <text:list-item>
                <text:p><text:span text:style-name="T3">Make it 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Make it Correct</text:p>
          </draw:text-box>
        </draw:frame>
        <draw:frame presentation:style-name="pr5" draw:text-style-name="P6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design for lockdep, never against it</text:p>
              </text:list-item>
              <text:list-item>
                <text:p>avoid fancy lockdep annotations, simplify instead</text:p>
              </text:list-item>
              <text:list-item>
                <text:p>prime locking order when CONFIG_LOCKDEP</text:p>
              </text:list-item>
              <text:list-item>
                <text:p><text:span text:style-name="T4">might_lock(), might_sleep(), might_alloc(), lockdep_assert_held()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se Correct Code</text:p>
          </draw:text-box>
        </draw:frame>
        <draw:frame presentation:style-name="pr5" draw:text-style-name="P6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don't invent locking/concurrency primitives</text:p>
              </text:list-item>
              <text:list-item>
                <text:p>pick the simplest possible locking design</text:p>
              </text:list-item>
              <text:list-item>
                <text:p>pick the most powerful primitive, e.g. <text:span text:style-name="T4">flush_work()</text:span> over completions/waitque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Make it Fast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o you really need faster?</text:p>
              </text:list-item>
              <text:list-item>
                <text:p>real workloads, not microbenchmarks</text:p>
              </text:list-item>
              <text:list-item>
                <text:p>better architecture is better: Vulkan gpu model, io_uring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Pinciple: Protect Data, not Code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scales much better in review and testing</text:p>
              </text:list-item>
              <text:list-item>
                <text:p>no (subsystem) BKL!</text:p>
              </text:list-item>
              <text:list-item>
                <text:p>lockdep encourages protecting code</text:p>
              </text:list-item>
              <text:list-item>
                <text:p>beware antipatterns like <text:span text:style-name="T4">kref_put_mutex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Locking Engineering Hierarchy</text:p>
          </draw:text-box>
        </draw:frame>
        <draw:frame presentation:style-name="pr5" draw:text-style-name="P7" draw:layer="layout" svg:width="25cm" svg:height="13cm" svg:x="6.6cm" svg:y="5.4cm" presentation:class="outline" presentation:user-transformed="true">
          <draw:text-box>
            <text:p><text:span text:style-name="T5">Level 0: No Locking</text:span></text:p>
            <text:p><text:span text:style-name="T5">Level 1: Big Dumb Lock</text:span></text:p>
            <text:p><text:span text:style-name="T6">Level 2: Fine-grained Locking</text:span></text:p>
            <text:p><text:span text:style-name="T7">Level 2.5: … because Performance</text:span></text:p>
            <text:p><text:span text:style-name="T8">Level 3: Lockless Tri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Level 0: No Locking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Pattern: Immutable State: 1. construct 2. publish</text:p>
              </text:list-item>
              <text:list-item>
                <text:p>Pattern: Single Owner: <text:span text:style-name="T4">queue_work(), completion</text:span></text:p>
              </text:list-item>
              <text:list-item>
                <text:p text:style-name="P8"><text:span text:style-name="T9">Pattern: Reference Counting: </text:span><text:span text:style-name="T4">struct kref</text:span></text:p>
              </text:list-item>
              <text:list-item>
                <text:p>Rust excels at ownersh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Level 1: Big Dumb Lock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too small risks more deadlocks</text:p>
              </text:list-item>
              <text:list-item>
                <text:p>too big protects code, not data anymore</text:p>
              </text:list-item>
              <text:list-item>
                <text:p text:style-name="P8">right sizing often needs hindsigh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922cm" svg:x="1.4cm" svg:y="0.697cm" presentation:class="title">
          <draw:text-box>
            <text:p><text:span text:style-name="T10">Level 2: Fine-grained Locking</text:span>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Pattern: Object tracking lists</text:p>
              </text:list-item>
              <text:list-item>
                <text:p>Pattern: Interrupt Handler</text:p>
              </text:list-item>
              <text:list-item>
                <text:p>Pattern: Async processing</text:p>
              </text:list-item>
              <text:list-item>
                <text:p>Pattern: Weak references</text:p>
              </text:list-item>
              <text:list-item>
                <text:p><text:span text:style-name="T11">… </text:span><text:span text:style-name="T11">becaus of performance reas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Locking Antipattern:<text:line-break/>Object Lifetime vs Data Consistenc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… holding a lock to keep an object alive</text:p>
              </text:list-item>
              <text:list-item>
                <text:p><text:span text:style-name="T4">kref_put_mutex()</text:span> instead of <text:span text:style-name="T4">kref_get_unless_zero()</text:span></text:p>
              </text:list-item>
              <text:list-item>
                <text:p><text:span text:style-name="T4">flush_work()</text:span> while holding locks</text:p>
              </text:list-item>
              <text:list-item>
                <text:p>lockdep does not understand cross-release!</text:p>
              </text:list-item>
              <text:list-item>
                <text:p>therefore use most specific existing prim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922cm" svg:x="1.4cm" svg:y="0.697cm" presentation:class="title">
          <draw:text-box>
            <text:p><text:span text:style-name="T12">Level 3: Lockless Tricks</text:span></text:p>
          </draw:text-box>
        </draw:frame>
        <draw:frame presentation:style-name="pr5" draw:text-style-name="P7" draw:layer="layout" svg:width="25.199cm" svg:height="10.775cm" svg:x="1.4cm" svg:y="4.2cm" presentation:class="outline" presentation:user-transformed="true">
          <draw:text-box>
            <text:list text:style-name="L3">
              <text:list-item>
                <text:p><text:span text:style-name="T5">Antipattern: RCU</text:span></text:p>
              </text:list-item>
              <text:list-item>
                <text:p><text:span text:style-name="T5">Antipattern: Atomics</text:span></text:p>
              </text:list-item>
              <text:list-item>
                <text:p><text:span text:style-name="T5">beware LKMM vs C++ and atomics without </text:span><text:span text:style-name="T13">atomic_</text:span></text:p>
              </text:list-item>
              <text:list-item>
                <text:p><text:span text:style-name="T5">Antipattern: </text:span><text:span text:style-name="T13">preempt/local_irq/bh_disable()</text:span></text:p>
              </text:list-item>
              <text:list-item>
                <text:p><text:span text:style-name="T13">local_lock</text:span><text:span text:style-name="T14"> as good replacement</text:span></text:p>
              </text:list-item>
              <text:list-item>
                <text:p text:style-name="P8"><text:span text:style-name="T14">Pattern: Make -rt happy, e.g. also </text:span><text:span text:style-name="T15">seqlock</text:span><text:span text:style-name="T14"> changes</text:span></text:p>
              </text:list-item>
              <text:list-item>
                <text:p><text:span text:style-name="T5">Antipattern: Memory Barri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ase Study: Atomic Modeset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atomic transactions w/ check/commit split</text:p>
              </text:list-item>
              <text:list-item>
                <text:p>check phase: per object locks</text:p>
              </text:list-item>
              <text:list-item>
                <text:p text:style-name="P8">composability through w/w mutex graph locking</text:p>
              </text:list-item>
              <text:list-item>
                <text:p>commit phase: ownership using completions</text:p>
              </text:list-item>
              <text:list-item>
                <text:p>all locking/ownership implemented fully in framework</text:p>
              </text:list-item>
              <text:list-item>
                <text:p>no visible locking in drivers, dumb code is also corre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/Questions</text:p>
          </draw:text-box>
        </draw:frame>
        <draw:frame presentation:style-name="pr5" draw:text-style-name="P11" draw:layer="layout" svg:width="20.599cm" svg:height="10.994cm" svg:x="6cm" svg:y="3.4cm" presentation:class="outline" presentation:user-transformed="true">
          <draw:text-box>
            <text:p text:style-name="P11">Principles:</text:p>
            <text:list text:style-name="L3">
              <text:list-item>
                <text:p text:style-name="P11">1. Dumb 2. Correct 3. Fast</text:p>
              </text:list-item>
              <text:list-item>
                <text:p text:style-name="P11">Protect Data, not Code</text:p>
              </text:list-item>
            </text:list>
            <text:p text:style-name="P11">Hierarchy</text:p>
            <text:list text:style-name="L4">
              <text:list-item>
                <text:p text:style-name="P11">No locking</text:p>
              </text:list-item>
              <text:list-item>
                <text:p text:style-name="P11">Big Dumb Lock</text:p>
              </text:list-item>
              <text:list-item>
                <text:p text:style-name="P11">Fine-grained Locking</text:p>
              </text:list-item>
              <text:list-item>
                <text:p text:style-name="P11">Lockless Tri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02T15:38:20</meta:creation-date>
    <meta:editing-duration>P13DT23H39M52S</meta:editing-duration>
    <meta:editing-cycles>87</meta:editing-cycles>
    <meta:generator>LibreOffice/7.5.3.2$Linux_X86_64 LibreOffice_project/50$Build-2</meta:generator>
    <dc:date>2023-06-30T12:06:11.336999694</dc:date>
    <meta:document-statistic meta:object-count="89"/>
  </office:meta>
</office:document-meta>
</file>